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44a3"/>
    </style:style>
    <style:style style:name="P2" style:family="paragraph" style:parent-style-name="Standard">
      <style:text-properties officeooo:rsid="001f44a3" officeooo:paragraph-rsid="001f44a3"/>
    </style:style>
    <style:style style:name="P3" style:family="paragraph" style:parent-style-name="Standard">
      <style:text-properties fo:font-weight="bold" officeooo:rsid="001f44a3" officeooo:paragraph-rsid="001f44a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f44a3" officeooo:paragraph-rsid="001f44a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213b56"/>
    </style:style>
    <style:style style:name="T1" style:family="text">
      <style:text-properties officeooo:rsid="001f44a3"/>
    </style:style>
    <style:style style:name="T2" style:family="text">
      <style:text-properties style:font-name="Arial1" officeooo:rsid="001f44a3" style:font-name-complex="Arial1"/>
    </style:style>
    <style:style style:name="T3" style:family="text">
      <style:text-properties fo:font-weight="bold" officeooo:rsid="001f44a3" style:font-weight-asian="bold" style:font-weight-complex="bold"/>
    </style:style>
    <style:style style:name="T4" style:family="text">
      <style:text-properties officeooo:rsid="00213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a instalar o Sistema do Ensino (SGEW)</text:p>
      <text:p text:style-name="P2"/>
      <text:p text:style-name="P2"/>
      <text:p text:style-name="P2"/>
      <text:p text:style-name="P3">Passo 1: Instalar o Servidor</text:p>
      <text:p text:style-name="P1"/>
      <text:p text:style-name="P1">O Banco de dados pode ser instalado no Linux, aqui por enquanto esta rodando do Firebird 2.5 mas pretendo assim que passar a fase do corona  colocar o servidor no Firbird 3.0, <text:line-break/></text:p>
      <text:p text:style-name="P1"/>
      <text:p text:style-name="P1"><text:span text:style-name="T3">Passo 1=2: Instalar a Aplicação</text:span></text:p>
      <text:p text:style-name="P1"/>
      <text:p text:style-name="P5"><text:line-break/><text:span text:style-name="T1">O</text:span> Sistema do Ensino foi <text:span text:style-name="T1">desenvolvido</text:span> em Delphi, e <text:span text:style-name="T1">sua instalação é simples, basta descompacta o arquivo DataBase_ICEA.rar e copiar para a pasta C:</text:span></text:p>
      <text:p text:style-name="P5"><text:span text:style-name="T4">O Sistema do Ensino </text:span>conecta no servidor através do arquivo servidor.cnf, este arquivo esta criptografo.<text:line-break/><text:span text:style-name="T1">S</text:span>ugestão, quando instalar o Firebird, manda para mim o endereço ip da maquina e o diretorio que foi instalado o servidor, <text:span text:style-name="T1">normalmente fica “</text:span><text:span text:style-name="T2">/var/lib/firebird/2.5/data” para que possa ajusta o </text:span> arquivo servidor.cnf.<text:line-break/><text:line-break/>O Sistema do Ensino roda em qualquer versão do Windows, <text:span text:style-name="T1">basta copiar a pasta apartir do diretorio C:</text:span></text:p>
      <text:p text:style-name="P1"/>
      <text:p text:style-name="P1"/>
      <text:p text:style-name="P1">Fiz aqui um teste aqui e consegui rodar ele no Linux utilizando o WINE sem problema, caso queira manter seu parque em linux.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7T18:28:41.826000000</meta:creation-date>
    <dc:date>2020-04-07T18:46:36.807000000</dc:date>
    <meta:editing-duration>PT4M24S</meta:editing-duration>
    <meta:editing-cycles>1</meta:editing-cycles>
    <meta:document-statistic meta:table-count="0" meta:image-count="0" meta:object-count="0" meta:page-count="1" meta:paragraph-count="7" meta:word-count="160" meta:character-count="969" meta:non-whitespace-character-count="808"/>
    <meta:generator>LibreOffice/6.3.2.2$Windows_x86 LibreOffice_project/98b30e735bda24bc04ab42594c85f7fd8be07b9c</meta:generator>
  </office:meta>
</office:document-meta>
</file>